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afcb" officeooo:paragraph-rsid="000dafcb"/>
    </style:style>
    <style:style style:name="P2" style:family="paragraph" style:parent-style-name="Standard">
      <style:text-properties style:font-name="Arial" officeooo:rsid="000dafcb" officeooo:paragraph-rsid="000dafcb"/>
    </style:style>
    <style:style style:name="P3" style:family="paragraph" style:parent-style-name="Standard">
      <style:text-properties style:font-name="Arial" officeooo:rsid="000e9324" officeooo:paragraph-rsid="000e9324"/>
    </style:style>
    <style:style style:name="P4" style:family="paragraph" style:parent-style-name="Standard">
      <style:text-properties style:font-name="Arial" officeooo:rsid="000e9324" officeooo:paragraph-rsid="000fa956"/>
    </style:style>
    <style:style style:name="P5" style:family="paragraph" style:parent-style-name="Standard">
      <style:text-properties style:font-name="Arial" officeooo:rsid="000f97e2" officeooo:paragraph-rsid="000f97e2"/>
    </style:style>
    <style:style style:name="P6" style:family="paragraph" style:parent-style-name="Standard">
      <style:text-properties style:font-name="Arial" officeooo:rsid="000fa956" officeooo:paragraph-rsid="000fa956"/>
    </style:style>
    <style:style style:name="P7" style:family="paragraph" style:parent-style-name="Standard">
      <style:text-properties style:font-name="Arial" officeooo:rsid="001047c0" officeooo:paragraph-rsid="001047c0"/>
    </style:style>
    <style:style style:name="P8" style:family="paragraph" style:parent-style-name="Standard">
      <style:text-properties style:font-name="Arial" officeooo:rsid="0011d019" officeooo:paragraph-rsid="0011d019"/>
    </style:style>
    <style:style style:name="P9" style:family="paragraph" style:parent-style-name="Standard">
      <style:text-properties officeooo:paragraph-rsid="000f97e2"/>
    </style:style>
    <style:style style:name="P10" style:family="paragraph" style:parent-style-name="Standard">
      <style:text-properties fo:color="#800000" style:font-name="Arial" fo:font-weight="bold" officeooo:rsid="000f97e2" officeooo:paragraph-rsid="000f97e2" style:font-weight-asian="bold" style:font-weight-complex="bold"/>
    </style:style>
    <style:style style:name="P11" style:family="paragraph" style:parent-style-name="Standard">
      <style:text-properties fo:color="#800000" style:font-name="Arial" fo:font-weight="bold" officeooo:rsid="000fa956" officeooo:paragraph-rsid="000fa956" style:font-weight-asian="bold" style:font-weight-complex="bold"/>
    </style:style>
    <style:style style:name="P12" style:family="paragraph" style:parent-style-name="Standard">
      <style:text-properties fo:color="#ff0000" style:font-name="Arial" officeooo:rsid="000f97e2" officeooo:paragraph-rsid="000f97e2"/>
    </style:style>
    <style:style style:name="P13" style:family="paragraph" style:parent-style-name="Standard">
      <style:text-properties fo:color="#ff0000" style:font-name="Arial" officeooo:rsid="000fa956" officeooo:paragraph-rsid="000fa956"/>
    </style:style>
    <style:style style:name="P14" style:family="paragraph" style:parent-style-name="Standard">
      <style:text-properties fo:color="#ff0000" style:font-name="Arial" officeooo:rsid="000e9324" officeooo:paragraph-rsid="000fa956"/>
    </style:style>
    <style:style style:name="P15" style:family="paragraph" style:parent-style-name="Standard">
      <style:text-properties officeooo:rsid="0013749c" officeooo:paragraph-rsid="0013749c"/>
    </style:style>
    <style:style style:name="T1" style:family="text">
      <style:text-properties officeooo:rsid="000e9324"/>
    </style:style>
    <style:style style:name="T2" style:family="text">
      <style:text-properties style:font-name="Arial" officeooo:rsid="000f97e2"/>
    </style:style>
    <style:style style:name="T3" style:family="text">
      <style:text-properties officeooo:rsid="000fa956"/>
    </style:style>
    <style:style style:name="T4" style:family="text">
      <style:text-properties officeooo:rsid="001047c0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osé Simone Martini : <text:span text:style-name="T1">encyclopédie</text:span></text:p>
      <text:p text:style-name="P2"/>
      <text:p text:style-name="P2">Introduction : </text:p>
      <text:p text:style-name="P2">-biographie </text:p>
      <text:p text:style-name="P2"/>
      <text:p text:style-name="P3">Problématique : En quoi les œuvres de Simone Martini illustre les arts siennois et français du 14ème siècle ? </text:p>
      <text:p text:style-name="P3"/>
      <text:p text:style-name="P14">I/ Influence du maître à l’élève <text:s/></text:p>
      <text:p text:style-name="P14"/>
      <text:p text:style-name="P4">a) <text:s/>vierge à l’enfant et comparaison de celle de Duccio </text:p>
      <text:p text:style-name="P3"/>
      <text:p text:style-name="P3">b) Maestà compare à Duccio (son maître) </text:p>
      <text:p text:style-name="P3"/>
      <text:p text:style-name="P10"><text:span text:style-name="T3">c</text:span>) <text:span text:style-name="T4">triptyque de Windor Duccio → retable de Cambridge Martini</text:span></text:p>
      <text:p text:style-name="P5"/>
      <text:p text:style-name="P5"/>
      <text:p text:style-name="P12">II/ L’âge de la maturité </text:p>
      <text:p text:style-name="P5"/>
      <text:p text:style-name="P5">a) Fresque de la Chapelle Saint Martin à Giotto : chapelle <text:span text:style-name="T4">S</text:span>crovegni →</text:p>
      <text:p text:style-name="P5"/>
      <text:p text:style-name="P5">b) Portrait : saint Louis <text:span text:style-name="T4">de Toulouse</text:span> <text:span text:style-name="T3">en Italie, découvre culture française </text:span></text:p>
      <text:p text:style-name="P5"/>
      <text:p text:style-name="P9"><text:span text:style-name="T2">c) portrait équestre : fresque palais publique </text:span>Simone Martini : Portrait équestre de Guidoriccio da Fogliano, détail. 1328-1330. Fresque. Sienne, Palazzo Pubblico </text:p>
      <text:p text:style-name="P5"/>
      <text:p text:style-name="P13">III/ <text:span text:style-name="T4">l’influence de l’art français sur les œuvres de Martini </text:span></text:p>
      <text:p text:style-name="P6"/>
      <text:p text:style-name="P6">a) enluminure </text:p>
      <text:p text:style-name="P6"/>
      <text:p text:style-name="P11">b) fresques : Avignon</text:p>
      <text:p text:style-name="P7"><text:span text:style-name="T5">Sonnet de Pétraque : canzoniere 96 &amp; 130 </text:span></text:p>
      <text:p text:style-name="P7">= </text:p>
      <text:p text:style-name="P8">vers la conclusion </text:p>
      <text:p text:style-name="P6"/>
      <text:p text:style-name="P3">Simone Martini : comme le premier portraitiste médiéval </text:p>
      <text:p text:style-name="P3"/>
      <text:p text:style-name="P6">Avignon </text:p>
      <text:p text:style-name="P6"/>
      <text:p text:style-name="P15"><text:a xlink:type="simple" xlink:href="http://www.encyclopedie.bseditions.fr/article_complet.php" text:style-name="Internet_20_link" text:visited-style-name="Visited_20_Internet_20_Link">http://www.encyclopedie.bseditions.fr/article_complet.php</text:a></text:p>
      <text:p text:style-name="P15"><text:a xlink:type="simple" xlink:href="http://www.encyclopedie.bseditions.fr/article_complet.php?pArticleId=168&amp;articleLib=Simone+Martini" text:style-name="Internet_20_link" text:visited-style-name="Visited_20_Internet_20_Link">pArticleId=168&amp;articleLib=Simone+Martini</text:a></text:p>
      <text:p text:style-name="P1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42:49.094000000</meta:creation-date>
    <dc:date>2018-01-19T11:33:08.357000000</dc:date>
    <meta:editing-duration>PT8M23S</meta:editing-duration>
    <meta:editing-cycles>5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22" meta:word-count="151" meta:character-count="1016" meta:non-whitespace-character-count="869"/>
  </office:meta>
</office:document-meta>
</file>